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ControlTests.maxAgeAndDirec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staleIf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noCache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maxAge_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staleWhileRevalidate_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staleWhileRe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maxAgeAndS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empty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staleIfError_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maxAgeAndSMaxAge_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ControlTests.no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